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P2" style:family="paragraph" style:parent-style-name="Heading_20_1">
      <style:paragraph-properties fo:break-before="auto" fo:line-height="100%" style:writing-mode="lr-tb"/>
    </style:style>
    <style:style style:name="T2_1" style:family="text"/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P5" style:family="paragraph" style:parent-style-name="Heading_20_1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>
      <style:text-properties fo:font-weight="bold" style:font-weight-asian="bold" style:font-weight-complex="bold"/>
    </style:style>
    <style:style style:name="T6_80" style:family="text">
      <style:text-properties fo:font-weight="bold" style:font-weight-asian="bold" style:font-weight-complex="bold"/>
    </style:style>
    <style:style style:name="T6_81" style:family="text">
      <style:text-properties fo:font-weight="bold" style:font-weight-asian="bold" style:font-weight-complex="bold"/>
    </style:style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>
      <style:text-properties fo:font-weight="bold" style:font-weight-asian="bold" style:font-weight-complex="bold"/>
    </style:style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P7" style:family="paragraph" style:parent-style-name="Heading_20_1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>
      <style:text-properties fo:font-style="italic" style:font-style-asian="italic" style:font-style-complex="italic"/>
    </style:style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>
      <style:text-properties fo:color="#1155cc" style:text-underline-style="solid" style:text-underline-color="font-color"/>
    </style:style>
    <style:style style:name="T10_89" style:family="text"/>
    <style:style style:name="T10_90" style:family="text">
      <style:text-properties fo:color="#1155cc" style:text-underline-style="solid" style:text-underline-color="font-color"/>
    </style:style>
    <style:style style:name="T10_91" style:family="text"/>
    <style:style style:name="T10_92" style:family="text">
      <style:text-properties fo:color="#1155cc" style:text-underline-style="solid" style:text-underline-color="font-color"/>
    </style:style>
    <style:style style:name="T10_93" style:family="text"/>
    <style:style style:name="T10_94" style:family="text">
      <style:text-properties fo:color="#1155cc" style:text-underline-style="solid" style:text-underline-color="font-color"/>
    </style:style>
    <style:style style:name="T10_95" style:family="text"/>
    <style:style style:name="T10_96" style:family="text">
      <style:text-properties fo:color="#1155cc" style:text-underline-style="solid" style:text-underline-color="font-color"/>
    </style:style>
    <style:style style:name="T10_97" style:family="text"/>
    <style:style style:name="T10_98" style:family="text">
      <style:text-properties fo:color="#1155cc" style:text-underline-style="solid" style:text-underline-color="font-color"/>
    </style:style>
    <style:style style:name="T10_99" style:family="text"/>
    <style:style style:name="T10_100" style:family="text">
      <style:text-properties fo:color="#1155cc" style:text-underline-style="solid" style:text-underline-color="font-color"/>
    </style:style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>
      <style:text-properties fo:color="#1155cc" style:text-underline-style="solid" style:text-underline-color="font-color"/>
    </style:style>
    <style:style style:name="T10_126" style:family="text"/>
    <style:style style:name="T10_127" style:family="text">
      <style:text-properties fo:color="#1155cc" style:text-underline-style="solid" style:text-underline-color="font-color"/>
    </style:style>
    <style:style style:name="T10_128" style:family="text"/>
    <style:style style:name="T10_129" style:family="text">
      <style:text-properties fo:color="#1155cc" style:text-underline-style="solid" style:text-underline-color="font-color"/>
    </style:style>
    <style:style style:name="T10_130" style:family="text"/>
    <style:style style:name="T10_131" style:family="text">
      <style:text-properties fo:color="#1155cc" style:text-underline-style="solid" style:text-underline-color="font-color"/>
    </style:style>
    <style:style style:name="T10_132" style:family="text"/>
    <style:style style:name="T10_133" style:family="text">
      <style:text-properties fo:color="#1155cc" style:text-underline-style="solid" style:text-underline-color="font-color"/>
    </style:style>
    <style:style style:name="T10_134" style:family="text"/>
    <style:style style:name="T10_135" style:family="text">
      <style:text-properties fo:color="#1155cc" style:text-underline-style="solid" style:text-underline-color="font-color"/>
    </style:style>
    <style:style style:name="T10_136" style:family="text"/>
    <style:style style:name="T10_137" style:family="text">
      <style:text-properties fo:color="#1155cc" style:text-underline-style="solid" style:text-underline-color="font-color"/>
    </style:style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Heading_20_1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>
      <style:text-properties fo:color="#1155cc" style:text-underline-style="solid" style:text-underline-color="font-color"/>
    </style:style>
    <style:style style:name="T13_43" style:family="text"/>
    <style:style style:name="T13_44" style:family="text">
      <style:text-properties fo:color="#1155cc" style:text-underline-style="solid" style:text-underline-color="font-color"/>
    </style:style>
    <style:style style:name="T13_45" style:family="text"/>
    <style:style style:name="T13_46" style:family="text">
      <style:text-properties fo:color="#1155cc" style:text-underline-style="solid" style:text-underline-color="font-color"/>
    </style:style>
    <style:style style:name="T13_47" style:family="text"/>
    <style:style style:name="T13_48" style:family="text">
      <style:text-properties fo:color="#1155cc" style:text-underline-style="solid" style:text-underline-color="font-color"/>
    </style:style>
    <style:style style:name="T13_49" style:family="text"/>
    <style:style style:name="T13_50" style:family="text">
      <style:text-properties fo:color="#1155cc" style:text-underline-style="solid" style:text-underline-color="font-color"/>
    </style:style>
    <style:style style:name="T13_51" style:family="text"/>
    <style:style style:name="T13_52" style:family="text">
      <style:text-properties fo:color="#1155cc" style:text-underline-style="solid" style:text-underline-color="font-color"/>
    </style:style>
    <style:style style:name="T13_53" style:family="text"/>
    <style:style style:name="T13_54" style:family="text">
      <style:text-properties fo:color="#1155cc" style:text-underline-style="solid" style:text-underline-color="font-color"/>
    </style:style>
    <style:style style:name="T13_55" style:family="text"/>
    <style:style style:name="T13_56" style:family="text">
      <style:text-properties fo:color="#1155cc" style:text-underline-style="solid" style:text-underline-color="font-color"/>
    </style:style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00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</office:automatic-styles>
  <office:body>
    <office:text>
      <text:p text:style-name="P1"><text:bookmark-start text:name="h.vhh5534dl5m1"/><text:bookmark-end text:name="h.vhh5534dl5m1"/><text:span text:style-name="T1_1">Maintenance</text:span><text:span text:style-name="T1_2"><text:s/></text:span><text:span text:style-name="T1_3">Manual</text:span></text:p>
      <text:h text:style-name="P2" text:outline-level="10"><text:bookmark-start text:name="h.f7ve25okhg8"/><text:bookmark-end text:name="h.f7ve25okhg8"/><text:span text:style-name="T2_1">Introduction</text:span></text:h>
      <text:p text:style-name="P3"><text:span text:style-name="T3_1">This</text:span><text:span text:style-name="T3_2"><text:s/></text:span><text:span text:style-name="T3_3">manual</text:span><text:span text:style-name="T3_4"><text:s/></text:span><text:span text:style-name="T3_5">is</text:span><text:span text:style-name="T3_6"><text:s/></text:span><text:span text:style-name="T3_7">intended</text:span><text:span text:style-name="T3_8"><text:s/></text:span><text:span text:style-name="T3_9">for</text:span><text:span text:style-name="T3_10"><text:s/></text:span><text:span text:style-name="T3_11">the</text:span><text:span text:style-name="T3_12"><text:s/></text:span><text:span text:style-name="T3_13">team</text:span><text:span text:style-name="T3_14"><text:s/></text:span><text:span text:style-name="T3_15">continuing</text:span><text:span text:style-name="T3_16"><text:s/></text:span><text:span text:style-name="T3_17">the</text:span><text:span text:style-name="T3_18"><text:s/></text:span><text:span text:style-name="T3_19">development</text:span><text:span text:style-name="T3_20"><text:s/></text:span><text:span text:style-name="T3_21">of</text:span><text:span text:style-name="T3_22"><text:s/></text:span><text:span text:style-name="T3_23">the</text:span><text:span text:style-name="T3_24"><text:s/></text:span><text:span text:style-name="T3_25">Room</text:span><text:span text:style-name="T3_26"><text:s/></text:span><text:span text:style-name="T3_27">Quest</text:span><text:span text:style-name="T3_28"><text:s/></text:span><text:span text:style-name="T3_29">project</text:span><text:span text:style-name="T3_30">.<text:s/></text:span></text:p>
      <text:p text:style-name="P4"><text:span text:style-name="T4_1">This</text:span><text:span text:style-name="T4_2"><text:s/></text:span><text:span text:style-name="T4_3">will</text:span><text:span text:style-name="T4_4"><text:s/></text:span><text:span text:style-name="T4_5">help</text:span><text:span text:style-name="T4_6"><text:s/></text:span><text:span text:style-name="T4_7">guide</text:span><text:span text:style-name="T4_8"><text:s/></text:span><text:span text:style-name="T4_9">the</text:span><text:span text:style-name="T4_10"><text:s/></text:span><text:span text:style-name="T4_11">next</text:span><text:span text:style-name="T4_12"><text:s/></text:span><text:span text:style-name="T4_13">team</text:span><text:span text:style-name="T4_14"><text:s/></text:span><text:span text:style-name="T4_15">in</text:span><text:span text:style-name="T4_16"><text:s/></text:span><text:span text:style-name="T4_17">understanding</text:span><text:span text:style-name="T4_18"><text:s/></text:span><text:span text:style-name="T4_19">Room</text:span><text:span text:style-name="T4_20"><text:s/></text:span><text:span text:style-name="T4_21">Quest</text:span><text:span text:style-name="T4_22">’</text:span><text:span text:style-name="T4_23">s</text:span><text:span text:style-name="T4_24"><text:s/></text:span><text:span text:style-name="T4_25">software</text:span><text:span text:style-name="T4_26"><text:s/></text:span><text:span text:style-name="T4_27">artifacts</text:span><text:span text:style-name="T4_28"><text:s/></text:span><text:span text:style-name="T4_29">and</text:span><text:span text:style-name="T4_30"><text:s/></text:span><text:span text:style-name="T4_31">the</text:span><text:span text:style-name="T4_32"><text:s/></text:span><text:span text:style-name="T4_33">functionality</text:span><text:span text:style-name="T4_34">.</text:span></text:p>
      <text:h text:style-name="P5" text:outline-level="10"><text:bookmark-start text:name="h.sxvjjax78xy4"/><text:bookmark-end text:name="h.sxvjjax78xy4"/><text:span text:style-name="T5_1">Room</text:span><text:span text:style-name="T5_2"><text:s/></text:span><text:span text:style-name="T5_3">Quest</text:span><text:span text:style-name="T5_4"><text:s/></text:span><text:span text:style-name="T5_5">Resources</text:span></text:h>
      <text:p text:style-name="P6"><text:span text:style-name="T6_1">The</text:span><text:span text:style-name="T6_2"><text:s/></text:span><text:span text:style-name="T6_3">Room</text:span><text:span text:style-name="T6_4"><text:s/></text:span><text:span text:style-name="T6_5">Quest</text:span><text:span text:style-name="T6_6"><text:s/></text:span><text:span text:style-name="T6_7">project</text:span><text:span text:style-name="T6_8"><text:s/></text:span><text:span text:style-name="T6_9">consists</text:span><text:span text:style-name="T6_10"><text:s/></text:span><text:span text:style-name="T6_11">of</text:span><text:span text:style-name="T6_12"><text:s/></text:span><text:span text:style-name="T6_13">two</text:span><text:span text:style-name="T6_14"><text:s/></text:span><text:span text:style-name="T6_15">parts</text:span><text:span text:style-name="T6_16">.<text:s/></text:span><text:span text:style-name="T6_17">An</text:span><text:span text:style-name="T6_18"><text:s/></text:span><text:span text:style-name="T6_19">Android</text:span><text:span text:style-name="T6_20"><text:s/></text:span><text:span text:style-name="T6_21">App</text:span><text:span text:style-name="T6_22">,<text:s/></text:span><text:span text:style-name="T6_23">and</text:span><text:span text:style-name="T6_24"><text:s/></text:span><text:span text:style-name="T6_25">a</text:span><text:span text:style-name="T6_26"><text:s/></text:span><text:span text:style-name="T6_27">Windows</text:span><text:span text:style-name="T6_28"><text:s/></text:span><text:span text:style-name="T6_29">application</text:span><text:span text:style-name="T6_30">.<text:s/></text:span><text:span text:style-name="T6_31">Initial</text:span><text:span text:style-name="T6_32"><text:s/></text:span><text:span text:style-name="T6_33">development</text:span><text:span text:style-name="T6_34"><text:s/></text:span><text:span text:style-name="T6_35">for</text:span><text:span text:style-name="T6_36"><text:s/></text:span><text:span text:style-name="T6_37">the</text:span><text:span text:style-name="T6_38"><text:s/></text:span><text:span text:style-name="T6_39">Room</text:span><text:span text:style-name="T6_40"><text:s/></text:span><text:span text:style-name="T6_41">Quest</text:span><text:span text:style-name="T6_42"><text:s/></text:span><text:span text:style-name="T6_43">project</text:span><text:span text:style-name="T6_44"><text:s/></text:span><text:span text:style-name="T6_45">began</text:span><text:span text:style-name="T6_46"><text:s/></text:span><text:span text:style-name="T6_47">with</text:span><text:span text:style-name="T6_48"><text:s/></text:span><text:span text:style-name="T6_49">the</text:span><text:span text:style-name="T6_50"><text:s/></text:span><text:span text:style-name="T6_51">android</text:span><text:span text:style-name="T6_52"><text:s/></text:span><text:span text:style-name="T6_53">app</text:span><text:span text:style-name="T6_54"><text:s/></text:span><text:span text:style-name="T6_55">using</text:span><text:span text:style-name="T6_56"><text:s/></text:span><text:span text:style-name="T6_57">Android</text:span><text:span text:style-name="T6_58"><text:s/></text:span><text:span text:style-name="T6_59">Studio</text:span><text:span text:style-name="T6_60">.<text:s/></text:span><text:span text:style-name="T6_61">This</text:span><text:span text:style-name="T6_62"><text:s/></text:span><text:span text:style-name="T6_63">is</text:span><text:span text:style-name="T6_64"><text:s/></text:span><text:span text:style-name="T6_65">all</text:span><text:span text:style-name="T6_66"><text:s/></text:span><text:span text:style-name="T6_67">kept</text:span><text:span text:style-name="T6_68"><text:s/></text:span><text:span text:style-name="T6_69">in</text:span><text:span text:style-name="T6_70"><text:s/></text:span><text:span text:style-name="T6_71">a</text:span><text:span text:style-name="T6_72"><text:s/></text:span><text:span text:style-name="T6_73">git</text:span><text:span text:style-name="T6_74"><text:s/></text:span><text:span text:style-name="T6_75">repository</text:span><text:span text:style-name="T6_76"><text:s/></text:span><text:span text:style-name="T6_77">named</text:span><text:span text:style-name="T6_78"><text:s/></text:span><text:span text:style-name="T6_79">Android</text:span><text:span text:style-name="T6_80"><text:s/></text:span><text:span text:style-name="T6_81">App</text:span><text:span text:style-name="T6_82"><text:s/></text:span><text:span text:style-name="T6_83">for</text:span><text:span text:style-name="T6_84"><text:s/></text:span><text:span text:style-name="T6_85">ease</text:span><text:span text:style-name="T6_86"><text:s/></text:span><text:span text:style-name="T6_87">of</text:span><text:span text:style-name="T6_88"><text:s/></text:span><text:span text:style-name="T6_89">collaboration</text:span><text:span text:style-name="T6_90"><text:s/></text:span><text:span text:style-name="T6_91">and</text:span><text:span text:style-name="T6_92"><text:s/></text:span><text:span text:style-name="T6_93">the</text:span><text:span text:style-name="T6_94"><text:s/></text:span><text:span text:style-name="T6_95">purpose</text:span><text:span text:style-name="T6_96"><text:s/></text:span><text:span text:style-name="T6_97">of</text:span><text:span text:style-name="T6_98"><text:s/></text:span><text:span text:style-name="T6_99">archiving</text:span><text:span text:style-name="T6_100"><text:s/></text:span><text:span text:style-name="T6_101">previous</text:span><text:span text:style-name="T6_102"><text:s/></text:span><text:span text:style-name="T6_103">versions</text:span><text:span text:style-name="T6_104">.<text:s/></text:span><text:span text:style-name="T6_105">Additional</text:span><text:span text:style-name="T6_106"><text:s/></text:span><text:span text:style-name="T6_107">resources</text:span><text:span text:style-name="T6_108"><text:s/></text:span><text:span text:style-name="T6_109">once</text:span><text:span text:style-name="T6_110"><text:s/></text:span><text:span text:style-name="T6_111">resided</text:span><text:span text:style-name="T6_112"><text:s/></text:span><text:span text:style-name="T6_113">in</text:span><text:span text:style-name="T6_114"><text:s/></text:span><text:span text:style-name="T6_115">that</text:span><text:span text:style-name="T6_116"><text:s/></text:span><text:span text:style-name="T6_117">repository</text:span><text:span text:style-name="T6_118"><text:s/></text:span><text:span text:style-name="T6_119">but</text:span><text:span text:style-name="T6_120"><text:s/></text:span><text:span text:style-name="T6_121">were</text:span><text:span text:style-name="T6_122"><text:s/></text:span><text:span text:style-name="T6_123">moved</text:span><text:span text:style-name="T6_124"><text:s/></text:span><text:span text:style-name="T6_125">for</text:span><text:span text:style-name="T6_126"><text:s/></text:span><text:span text:style-name="T6_127">clarity</text:span><text:span text:style-name="T6_128"><text:s/></text:span><text:span text:style-name="T6_129">and</text:span><text:span text:style-name="T6_130"><text:s/></text:span><text:span text:style-name="T6_131">sake</text:span><text:span text:style-name="T6_132"><text:s/></text:span><text:span text:style-name="T6_133">of</text:span><text:span text:style-name="T6_134"><text:s/></text:span><text:span text:style-name="T6_135">organization</text:span><text:span text:style-name="T6_136"><text:s/></text:span><text:span text:style-name="T6_137">to</text:span><text:span text:style-name="T6_138"><text:s/></text:span><text:span text:style-name="T6_139">a</text:span><text:span text:style-name="T6_140"><text:s/></text:span><text:span text:style-name="T6_141">new</text:span><text:span text:style-name="T6_142"><text:s/></text:span><text:span text:style-name="T6_143">separate</text:span><text:span text:style-name="T6_144"><text:s/></text:span><text:span text:style-name="T6_145">repository</text:span><text:span text:style-name="T6_146"><text:s/></text:span><text:span text:style-name="T6_147">called</text:span><text:span text:style-name="T6_148"><text:s/></text:span><text:span text:style-name="T6_149">Resources</text:span><text:span text:style-name="T6_150">.<text:s/></text:span><text:span text:style-name="T6_151">Room</text:span><text:span text:style-name="T6_152"><text:s/></text:span><text:span text:style-name="T6_153">Quest</text:span><text:span text:style-name="T6_154"><text:s/></text:span><text:span text:style-name="T6_155">Resources</text:span><text:span text:style-name="T6_156"><text:s/></text:span><text:span text:style-name="T6_157">contains</text:span><text:span text:style-name="T6_158"><text:s/></text:span><text:span text:style-name="T6_159">a</text:span><text:span text:style-name="T6_160"><text:s/></text:span><text:span text:style-name="T6_161">copy</text:span><text:span text:style-name="T6_162"><text:s/></text:span><text:span text:style-name="T6_163">of</text:span><text:span text:style-name="T6_164"><text:s/></text:span><text:span text:style-name="T6_165">the</text:span><text:span text:style-name="T6_166"><text:s/></text:span><text:span text:style-name="T6_167">contents</text:span><text:span text:style-name="T6_168"><text:s/></text:span><text:span text:style-name="T6_169">of</text:span><text:span text:style-name="T6_170"><text:s/></text:span><text:span text:style-name="T6_171">the</text:span><text:span text:style-name="T6_172"><text:s/></text:span><text:span text:style-name="T6_173">Room</text:span><text:span text:style-name="T6_174"><text:s/></text:span><text:span text:style-name="T6_175">Quest</text:span><text:span text:style-name="T6_176"><text:s/></text:span><text:span text:style-name="T6_177">folder</text:span><text:span text:style-name="T6_178"><text:s/></text:span><text:span text:style-name="T6_179">on</text:span><text:span text:style-name="T6_180"><text:s/></text:span><text:span text:style-name="T6_181">Google</text:span><text:span text:style-name="T6_182"><text:s/></text:span><text:span text:style-name="T6_183">Drive</text:span><text:span text:style-name="T6_184">,<text:s/></text:span><text:span text:style-name="T6_185">documents</text:span><text:span text:style-name="T6_186">,<text:s/></text:span><text:span text:style-name="T6_187">graphics</text:span><text:span text:style-name="T6_188">,<text:s/></text:span><text:span text:style-name="T6_189">maps</text:span><text:span text:style-name="T6_190">,<text:s/></text:span><text:span text:style-name="T6_191">etc</text:span><text:span text:style-name="T6_192">.</text:span></text:p>
      <text:h text:style-name="P7" text:outline-level="10"><text:bookmark-start text:name="h.5eesgma5oc6"/><text:bookmark-end text:name="h.5eesgma5oc6"/><text:span text:style-name="T7_1">Android</text:span><text:span text:style-name="T7_2"><text:s/></text:span><text:span text:style-name="T7_3">App</text:span></text:h>
      <text:p text:style-name="P8"><text:span text:style-name="T8_1">The</text:span><text:span text:style-name="T8_2"><text:s/></text:span><text:span text:style-name="T8_3">android</text:span><text:span text:style-name="T8_4"><text:s/></text:span><text:span text:style-name="T8_5">app</text:span><text:span text:style-name="T8_6"><text:s/></text:span><text:span text:style-name="T8_7">Functions</text:span><text:span text:style-name="T8_8"><text:s/></text:span><text:span text:style-name="T8_9">as</text:span><text:span text:style-name="T8_10"><text:s/></text:span><text:span text:style-name="T8_11">stated</text:span><text:span text:style-name="T8_12">.</text:span></text:p>
      <text:p text:style-name="P9"><text:span text:style-name="T9_1">The</text:span><text:span text:style-name="T9_2"><text:s/></text:span><text:span text:style-name="T9_3">app</text:span><text:span text:style-name="T9_4"><text:s/></text:span><text:span text:style-name="T9_5">when</text:span><text:span text:style-name="T9_6"><text:s/></text:span><text:span text:style-name="T9_7">first</text:span><text:span text:style-name="T9_8"><text:s/></text:span><text:span text:style-name="T9_9">launched</text:span><text:span text:style-name="T9_10"><text:s/></text:span><text:span text:style-name="T9_11">downloads</text:span><text:span text:style-name="T9_12"><text:s/></text:span><text:span text:style-name="T9_13">and</text:span><text:span text:style-name="T9_14"><text:s/></text:span><text:span text:style-name="T9_15">extracts</text:span><text:span text:style-name="T9_16"><text:s/></text:span><text:span text:style-name="T9_17">RoomQuest</text:span><text:span text:style-name="T9_18">.</text:span><text:span text:style-name="T9_19">zip</text:span><text:span text:style-name="T9_20"><text:s/></text:span><text:span text:style-name="T9_21">from</text:span><text:span text:style-name="T9_22"><text:s/></text:span><text:span text:style-name="T9_23">the</text:span><text:span text:style-name="T9_24"><text:s/></text:span><text:span text:style-name="T9_25">url</text:span><text:span text:style-name="T9_26"><text:s/></text:span><text:span text:style-name="T9_27">hardcoded</text:span><text:span text:style-name="T9_28"><text:s/></text:span><text:span text:style-name="T9_29">in</text:span><text:span text:style-name="T9_30"><text:s/></text:span><text:span text:style-name="T9_31">the</text:span><text:span text:style-name="T9_32"><text:s/></text:span><text:span text:style-name="T9_33">source</text:span><text:span text:style-name="T9_34"><text:s/></text:span><text:span text:style-name="T9_35">at</text:span><text:span text:style-name="T9_36"><text:s/></text:span><text:span text:style-name="T9_37">class</text:span><text:span text:style-name="T9_38"><text:s/></text:span><text:span text:style-name="T9_39">Spot</text:span><text:span text:style-name="T9_40">.<text:s/></text:span><text:span text:style-name="T9_41">Since</text:span><text:span text:style-name="T9_42"><text:s/></text:span><text:span text:style-name="T9_43">the</text:span><text:span text:style-name="T9_44"><text:s/></text:span><text:span text:style-name="T9_45">server</text:span><text:span text:style-name="T9_46"><text:s/></text:span><text:span text:style-name="T9_47">given</text:span><text:span text:style-name="T9_48"><text:s/></text:span><text:span text:style-name="T9_49">uses</text:span><text:span text:style-name="T9_50"><text:s/></text:span><text:span text:style-name="T9_51">a</text:span><text:span text:style-name="T9_52"><text:s/></text:span><text:span text:style-name="T9_53">privately</text:span><text:span text:style-name="T9_54"><text:s/></text:span><text:span text:style-name="T9_55">signed</text:span><text:span text:style-name="T9_56"><text:s/></text:span><text:span text:style-name="T9_57">certificate</text:span><text:span text:style-name="T9_58">,<text:s/></text:span><text:span text:style-name="T9_59">additional</text:span><text:span text:style-name="T9_60"><text:s/></text:span><text:span text:style-name="T9_61">measures</text:span><text:span text:style-name="T9_62"><text:s/></text:span><text:span text:style-name="T9_63">are</text:span><text:span text:style-name="T9_64"><text:s/></text:span><text:span text:style-name="T9_65">taken</text:span><text:span text:style-name="T9_66"><text:s/></text:span><text:span text:style-name="T9_67">to</text:span><text:span text:style-name="T9_68"><text:s/></text:span><text:span text:style-name="T9_69">verify</text:span><text:span text:style-name="T9_70"><text:s/></text:span><text:span text:style-name="T9_71">the</text:span><text:span text:style-name="T9_72"><text:s/></text:span><text:span text:style-name="T9_73">server</text:span><text:span text:style-name="T9_74"><text:s/></text:span><text:span text:style-name="T9_75">using</text:span><text:span text:style-name="T9_76"><text:s/></text:span><text:span text:style-name="T9_77">the</text:span><text:span text:style-name="T9_78"><text:s/></text:span><text:span text:style-name="T9_79">certificate</text:span><text:span text:style-name="T9_80"><text:s/></text:span><text:span text:style-name="T9_81">in</text:span><text:span text:style-name="T9_82"><text:s/></text:span><text:span text:style-name="T9_83">the</text:span><text:span text:style-name="T9_84"><text:s/></text:span><text:span text:style-name="T9_85">res</text:span><text:span text:style-name="T9_86">/</text:span><text:span text:style-name="T9_87">raw</text:span><text:span text:style-name="T9_88"><text:s/></text:span><text:span text:style-name="T9_89">folder</text:span><text:span text:style-name="T9_90">.<text:s/></text:span><text:span text:style-name="T9_91">Once</text:span><text:span text:style-name="T9_92"><text:s/></text:span><text:span text:style-name="T9_93">downloaded</text:span><text:span text:style-name="T9_94"><text:s/></text:span><text:span text:style-name="T9_95">and</text:span><text:span text:style-name="T9_96"><text:s/></text:span><text:span text:style-name="T9_97">extracted</text:span><text:span text:style-name="T9_98"><text:s/></text:span><text:span text:style-name="T9_99">to</text:span><text:span text:style-name="T9_100"><text:s/></text:span><text:span text:style-name="T9_101">the</text:span><text:span text:style-name="T9_102"><text:s/></text:span><text:span text:style-name="T9_103">external</text:span><text:span text:style-name="T9_104"><text:s/></text:span><text:span text:style-name="T9_105">storage</text:span><text:span text:style-name="T9_106"><text:s/></text:span><text:span text:style-name="T9_107">directory</text:span><text:span text:style-name="T9_108">,<text:s/></text:span><text:span text:style-name="T9_109">the</text:span><text:span text:style-name="T9_110"><text:s/></text:span><text:span text:style-name="T9_111">app</text:span><text:span text:style-name="T9_112"><text:s/></text:span><text:span text:style-name="T9_113">will</text:span><text:span text:style-name="T9_114"><text:s/></text:span><text:span text:style-name="T9_115">attempt</text:span><text:span text:style-name="T9_116"><text:s/></text:span><text:span text:style-name="T9_117">to</text:span><text:span text:style-name="T9_118"><text:s/></text:span><text:span text:style-name="T9_119">parse</text:span><text:span text:style-name="T9_120"><text:s/></text:span><text:span text:style-name="T9_121">the</text:span><text:span text:style-name="T9_122"><text:s/></text:span><text:span text:style-name="T9_123">data</text:span><text:span text:style-name="T9_124">.<text:s/></text:span><text:span text:style-name="T9_125">If</text:span><text:span text:style-name="T9_126"><text:s/></text:span><text:span text:style-name="T9_127">the</text:span><text:span text:style-name="T9_128"><text:s/></text:span><text:span text:style-name="T9_129">data</text:span><text:span text:style-name="T9_130"><text:s/></text:span><text:span text:style-name="T9_131">was</text:span><text:span text:style-name="T9_132"><text:s/></text:span><text:span text:style-name="T9_133">not</text:span><text:span text:style-name="T9_134"><text:s/></text:span><text:span text:style-name="T9_135">parsed</text:span><text:span text:style-name="T9_136"><text:s/></text:span><text:span text:style-name="T9_137">successfully</text:span><text:span text:style-name="T9_138"><text:s/></text:span><text:span text:style-name="T9_139">for</text:span><text:span text:style-name="T9_140"><text:s/></text:span><text:span text:style-name="T9_141">whatever</text:span><text:span text:style-name="T9_142"><text:s/></text:span><text:span text:style-name="T9_143">reason</text:span><text:span text:style-name="T9_144">,<text:s/></text:span><text:span text:style-name="T9_145">an</text:span><text:span text:style-name="T9_146"><text:s/></text:span><text:span text:style-name="T9_147">error</text:span><text:span text:style-name="T9_148"><text:s/></text:span><text:span text:style-name="T9_149">message</text:span><text:span text:style-name="T9_150"><text:s/></text:span><text:span text:style-name="T9_151">will</text:span><text:span text:style-name="T9_152"><text:s/></text:span><text:span text:style-name="T9_153">show</text:span><text:span text:style-name="T9_154"><text:s/></text:span><text:span text:style-name="T9_155">and</text:span><text:span text:style-name="T9_156"><text:s/></text:span><text:span text:style-name="T9_157">prompt</text:span><text:span text:style-name="T9_158"><text:s/></text:span><text:span text:style-name="T9_159">the</text:span><text:span text:style-name="T9_160"><text:s/></text:span><text:span text:style-name="T9_161">user</text:span><text:span text:style-name="T9_162"><text:s/></text:span><text:span text:style-name="T9_163">to</text:span><text:span text:style-name="T9_164"><text:s/></text:span><text:span text:style-name="T9_165">download</text:span><text:span text:style-name="T9_166"><text:s/></text:span><text:span text:style-name="T9_167">again</text:span><text:span text:style-name="T9_168">.<text:s/></text:span><text:span text:style-name="T9_169">If</text:span><text:span text:style-name="T9_170"><text:s/></text:span><text:span text:style-name="T9_171">the</text:span><text:span text:style-name="T9_172"><text:s/></text:span><text:span text:style-name="T9_173">data</text:span><text:span text:style-name="T9_174"><text:s/></text:span><text:span text:style-name="T9_175">was</text:span><text:span text:style-name="T9_176"><text:s/></text:span><text:span text:style-name="T9_177">successfully</text:span><text:span text:style-name="T9_178"><text:s/></text:span><text:span text:style-name="T9_179">parsed</text:span><text:span text:style-name="T9_180">,<text:s/></text:span><text:span text:style-name="T9_181">a</text:span><text:span text:style-name="T9_182"><text:s/></text:span><text:span text:style-name="T9_183">new</text:span><text:span text:style-name="T9_184"><text:s/></text:span><text:span text:style-name="T9_185">UI</text:span><text:span text:style-name="T9_186"><text:s/></text:span><text:span text:style-name="T9_187">is</text:span><text:span text:style-name="T9_188"><text:s/></text:span><text:span text:style-name="T9_189">shown</text:span><text:span text:style-name="T9_190"><text:s/></text:span><text:span text:style-name="T9_191">to</text:span><text:span text:style-name="T9_192"><text:s/></text:span><text:span text:style-name="T9_193">interact</text:span><text:span text:style-name="T9_194"><text:s/></text:span><text:span text:style-name="T9_195">with</text:span><text:span text:style-name="T9_196"><text:s/></text:span><text:span text:style-name="T9_197">the</text:span><text:span text:style-name="T9_198"><text:s/></text:span><text:span text:style-name="T9_199">parsed</text:span><text:span text:style-name="T9_200"><text:s/></text:span><text:span text:style-name="T9_201">information</text:span><text:span text:style-name="T9_202">.<text:s/></text:span><text:span text:style-name="T9_203">The</text:span><text:span text:style-name="T9_204"><text:s/></text:span><text:span text:style-name="T9_205">file</text:span><text:span text:style-name="T9_206"><text:s/></text:span><text:span text:style-name="T9_207">structure</text:span><text:span text:style-name="T9_208"><text:s/></text:span><text:span text:style-name="T9_209">specification</text:span><text:span text:style-name="T9_210"><text:s/></text:span><text:span text:style-name="T9_211">that</text:span><text:span text:style-name="T9_212"><text:s/></text:span><text:span text:style-name="T9_213">the</text:span><text:span text:style-name="T9_214"><text:s/></text:span><text:span text:style-name="T9_215">zip</text:span><text:span text:style-name="T9_216"><text:s/></text:span><text:span text:style-name="T9_217">file</text:span><text:span text:style-name="T9_218"><text:s/></text:span><text:span text:style-name="T9_219">uses</text:span><text:span text:style-name="T9_220"><text:s/></text:span><text:span text:style-name="T9_221">can</text:span><text:span text:style-name="T9_222"><text:s/></text:span><text:span text:style-name="T9_223">be</text:span><text:span text:style-name="T9_224"><text:s/></text:span><text:span text:style-name="T9_225">found</text:span><text:span text:style-name="T9_226"><text:s/></text:span><text:span text:style-name="T9_227">with</text:span><text:span text:style-name="T9_228"><text:s/></text:span><text:span text:style-name="T9_229">this</text:span><text:span text:style-name="T9_230"><text:s/></text:span><text:span text:style-name="T9_231">document</text:span><text:span text:style-name="T9_232">.</text:span></text:p>
      <text:p text:style-name="P10"><text:span text:style-name="T10_1">The</text:span><text:span text:style-name="T10_2"><text:s/></text:span><text:span text:style-name="T10_3">Android</text:span><text:span text:style-name="T10_4"><text:s/></text:span><text:span text:style-name="T10_5">app</text:span><text:span text:style-name="T10_6"><text:s/></text:span><text:span text:style-name="T10_7">is</text:span><text:span text:style-name="T10_8"><text:s/></text:span><text:span text:style-name="T10_9">programed</text:span><text:span text:style-name="T10_10"><text:s/></text:span><text:span text:style-name="T10_11">entirely</text:span><text:span text:style-name="T10_12"><text:s/></text:span><text:span text:style-name="T10_13">in</text:span><text:span text:style-name="T10_14"><text:s/></text:span><text:span text:style-name="T10_15">the</text:span><text:span text:style-name="T10_16"><text:s/></text:span><text:span text:style-name="T10_17">Java</text:span><text:span text:style-name="T10_18"><text:s/></text:span><text:span text:style-name="T10_19">programming</text:span><text:span text:style-name="T10_20"><text:s/></text:span><text:span text:style-name="T10_21">language</text:span><text:span text:style-name="T10_22"><text:s/></text:span><text:span text:style-name="T10_23">and</text:span><text:span text:style-name="T10_24"><text:s/></text:span><text:span text:style-name="T10_25">uses</text:span><text:span text:style-name="T10_26"><text:s/></text:span><text:span text:style-name="T10_27">no</text:span><text:span text:style-name="T10_28"><text:s/></text:span><text:span text:style-name="T10_29">libraries</text:span><text:span text:style-name="T10_30"><text:s/></text:span><text:span text:style-name="T10_31">external</text:span><text:span text:style-name="T10_32"><text:s/></text:span><text:span text:style-name="T10_33">to</text:span><text:span text:style-name="T10_34"><text:s/></text:span><text:span text:style-name="T10_35">android</text:span><text:span text:style-name="T10_36">.<text:s/></text:span><text:span text:style-name="T10_37">A</text:span><text:span text:style-name="T10_38"><text:s/></text:span><text:span text:style-name="T10_39">great</text:span><text:span text:style-name="T10_40"><text:s/></text:span><text:span text:style-name="T10_41">resource</text:span><text:span text:style-name="T10_42"><text:s/></text:span><text:span text:style-name="T10_43">to</text:span><text:span text:style-name="T10_44"><text:s/></text:span><text:span text:style-name="T10_45">get</text:span><text:span text:style-name="T10_46"><text:s/></text:span><text:span text:style-name="T10_47">started</text:span><text:span text:style-name="T10_48"><text:s/></text:span><text:span text:style-name="T10_49">with</text:span><text:span text:style-name="T10_50"><text:s/></text:span><text:span text:style-name="T10_51">Android</text:span><text:span text:style-name="T10_52"><text:s/></text:span><text:span text:style-name="T10_53">programming</text:span><text:span text:style-name="T10_54"><text:s/></text:span><text:span text:style-name="T10_55">and</text:span><text:span text:style-name="T10_56"><text:s/></text:span><text:span text:style-name="T10_57">to</text:span><text:span text:style-name="T10_58"><text:s/></text:span><text:span text:style-name="T10_59">become</text:span><text:span text:style-name="T10_60"><text:s/></text:span><text:span text:style-name="T10_61">familiar</text:span><text:span text:style-name="T10_62"><text:s/></text:span><text:span text:style-name="T10_63">with</text:span><text:span text:style-name="T10_64"><text:s/></text:span><text:span text:style-name="T10_65">Java</text:span><text:span text:style-name="T10_66"><text:s/></text:span><text:span text:style-name="T10_67">if</text:span><text:span text:style-name="T10_68"><text:s/></text:span><text:span text:style-name="T10_69">needed</text:span><text:span text:style-name="T10_70"><text:s/></text:span><text:span text:style-name="T10_71">is</text:span><text:span text:style-name="T10_72"><text:s/></text:span><text:span text:style-name="T10_73">the</text:span><text:span text:style-name="T10_74"><text:s/></text:span><text:span text:style-name="T10_75">official</text:span><text:span text:style-name="T10_76"><text:s/></text:span><text:span text:style-name="T10_77">android</text:span><text:span text:style-name="T10_78"><text:s/></text:span><text:span text:style-name="T10_79">training</text:span><text:span text:style-name="T10_80"><text:s/></text:span><text:span text:style-name="T10_81">tutorials</text:span><text:span text:style-name="T10_82"><text:s/></text:span><text:span text:style-name="T10_83">found</text:span><text:span text:style-name="T10_84"><text:s/></text:span><text:span text:style-name="T10_85">at</text:span><text:span text:style-name="T10_86"><text:s/></text:span><text:span text:style-name="T10_87"><text:a xlink:type="simple" xlink:href="http://developer.android.com/training"><text:span text:style-name="T10_88">developer</text:span></text:a></text:span><text:span text:style-name="T10_89"><text:a xlink:type="simple" xlink:href="http://developer.android.com/training"><text:span text:style-name="T10_90">.</text:span></text:a></text:span><text:span text:style-name="T10_91"><text:a xlink:type="simple" xlink:href="http://developer.android.com/training"><text:span text:style-name="T10_92">android</text:span></text:a></text:span><text:span text:style-name="T10_93"><text:a xlink:type="simple" xlink:href="http://developer.android.com/training"><text:span text:style-name="T10_94">.</text:span></text:a></text:span><text:span text:style-name="T10_95"><text:a xlink:type="simple" xlink:href="http://developer.android.com/training"><text:span text:style-name="T10_96">com</text:span></text:a></text:span><text:span text:style-name="T10_97"><text:a xlink:type="simple" xlink:href="http://developer.android.com/training"><text:span text:style-name="T10_98">/</text:span></text:a></text:span><text:span text:style-name="T10_99"><text:a xlink:type="simple" xlink:href="http://developer.android.com/training"><text:span text:style-name="T10_100">training</text:span></text:a></text:span><text:span text:style-name="T10_101">.<text:s/></text:span><text:span text:style-name="T10_102">The</text:span><text:span text:style-name="T10_103"><text:s/></text:span><text:span text:style-name="T10_104">graphical</text:span><text:span text:style-name="T10_105"><text:s/></text:span><text:span text:style-name="T10_106">design</text:span><text:span text:style-name="T10_107"><text:s/></text:span><text:span text:style-name="T10_108">guidelines</text:span><text:span text:style-name="T10_109"><text:s/></text:span><text:span text:style-name="T10_110">followed</text:span><text:span text:style-name="T10_111"><text:s/></text:span><text:span text:style-name="T10_112">by</text:span><text:span text:style-name="T10_113"><text:s/></text:span><text:span text:style-name="T10_114">app</text:span><text:span text:style-name="T10_115"><text:s/></text:span><text:span text:style-name="T10_116">can</text:span><text:span text:style-name="T10_117"><text:s/></text:span><text:span text:style-name="T10_118">be</text:span><text:span text:style-name="T10_119"><text:s/></text:span><text:span text:style-name="T10_120">found</text:span><text:span text:style-name="T10_121"><text:s/></text:span><text:span text:style-name="T10_122">at</text:span><text:span text:style-name="T10_123"><text:s/></text:span><text:span text:style-name="T10_124"><text:a xlink:type="simple" xlink:href="http://developer.android.com/design"><text:span text:style-name="T10_125">developer</text:span></text:a></text:span><text:span text:style-name="T10_126"><text:a xlink:type="simple" xlink:href="http://developer.android.com/design"><text:span text:style-name="T10_127">.</text:span></text:a></text:span><text:span text:style-name="T10_128"><text:a xlink:type="simple" xlink:href="http://developer.android.com/design"><text:span text:style-name="T10_129">android</text:span></text:a></text:span><text:span text:style-name="T10_130"><text:a xlink:type="simple" xlink:href="http://developer.android.com/design"><text:span text:style-name="T10_131">.</text:span></text:a></text:span><text:span text:style-name="T10_132"><text:a xlink:type="simple" xlink:href="http://developer.android.com/design"><text:span text:style-name="T10_133">com</text:span></text:a></text:span><text:span text:style-name="T10_134"><text:a xlink:type="simple" xlink:href="http://developer.android.com/design"><text:span text:style-name="T10_135">/</text:span></text:a></text:span><text:span text:style-name="T10_136"><text:a xlink:type="simple" xlink:href="http://developer.android.com/design"><text:span text:style-name="T10_137">design</text:span></text:a></text:span><text:span text:style-name="T10_138">.<text:s/></text:span><text:span text:style-name="T10_139">Standard</text:span><text:span text:style-name="T10_140"><text:s/></text:span><text:span text:style-name="T10_141">java</text:span><text:span text:style-name="T10_142"><text:s/></text:span><text:span text:style-name="T10_143">documentation</text:span><text:span text:style-name="T10_144"><text:s/></text:span><text:span text:style-name="T10_145">procedures</text:span><text:span text:style-name="T10_146"><text:s/></text:span><text:span text:style-name="T10_147">were</text:span><text:span text:style-name="T10_148"><text:s/></text:span><text:span text:style-name="T10_149">used</text:span><text:span text:style-name="T10_150"><text:s/></text:span><text:span text:style-name="T10_151">for</text:span><text:span text:style-name="T10_152"><text:s/></text:span><text:span text:style-name="T10_153">Room</text:span><text:span text:style-name="T10_154"><text:s/></text:span><text:span text:style-name="T10_155">Quest</text:span><text:span text:style-name="T10_156"><text:s/></text:span><text:span text:style-name="T10_157">however</text:span><text:span text:style-name="T10_158"><text:s/></text:span><text:span text:style-name="T10_159">feel</text:span><text:span text:style-name="T10_160"><text:s/></text:span><text:span text:style-name="T10_161">free</text:span><text:span text:style-name="T10_162"><text:s/></text:span><text:span text:style-name="T10_163">to</text:span><text:span text:style-name="T10_164"><text:s/></text:span><text:span text:style-name="T10_165">contact</text:span><text:span text:style-name="T10_166"><text:s/></text:span><text:span text:style-name="T10_167">the</text:span><text:span text:style-name="T10_168"><text:s/></text:span><text:span text:style-name="T10_169">project</text:span><text:span text:style-name="T10_170"><text:s/></text:span><text:span text:style-name="T10_171">manager</text:span><text:span text:style-name="T10_172"><text:s/></text:span><text:span text:style-name="T10_173">for</text:span><text:span text:style-name="T10_174"><text:s/></text:span><text:span text:style-name="T10_175">a</text:span><text:span text:style-name="T10_176"><text:s/></text:span><text:span text:style-name="T10_177">better</text:span><text:span text:style-name="T10_178"><text:s/></text:span><text:span text:style-name="T10_179">understanding</text:span><text:span text:style-name="T10_180"><text:s/></text:span><text:span text:style-name="T10_181">of</text:span><text:span text:style-name="T10_182"><text:s/></text:span><text:span text:style-name="T10_183">the</text:span><text:span text:style-name="T10_184"><text:s/></text:span><text:span text:style-name="T10_185">code</text:span><text:span text:style-name="T10_186">.<text:s/></text:span><text:span text:style-name="T10_187">The</text:span><text:span text:style-name="T10_188"><text:s/></text:span><text:span text:style-name="T10_189">project</text:span><text:span text:style-name="T10_190"><text:s/></text:span><text:span text:style-name="T10_191">manager</text:span><text:span text:style-name="T10_192"><text:s/></text:span><text:span text:style-name="T10_193">can</text:span><text:span text:style-name="T10_194"><text:s/></text:span><text:span text:style-name="T10_195">be</text:span><text:span text:style-name="T10_196"><text:s/></text:span><text:span text:style-name="T10_197">contacted</text:span><text:span text:style-name="T10_198"><text:s/></text:span><text:span text:style-name="T10_199">at</text:span><text:span text:style-name="T10_200"><text:s/></text:span><text:span text:style-name="T10_201">michaellmonaghan</text:span><text:span text:style-name="T10_202">@</text:span><text:span text:style-name="T10_203">gmail</text:span><text:span text:style-name="T10_204">.</text:span><text:span text:style-name="T10_205">com</text:span><text:span text:style-name="T10_206">.</text:span></text:p>
      <text:p text:style-name="P11"/>
      <text:h text:style-name="P12" text:outline-level="10"><text:bookmark-start text:name="h.4efyf8qcf92u"/><text:bookmark-end text:name="h.4efyf8qcf92u"/><text:span text:style-name="T12_1">Map</text:span><text:span text:style-name="T12_2"><text:s/></text:span><text:span text:style-name="T12_3">Maker</text:span><text:span text:style-name="T12_4"><text:s/></text:span><text:span text:style-name="T12_5">Windows</text:span><text:span text:style-name="T12_6"><text:s/></text:span><text:span text:style-name="T12_7">Application</text:span></text:h>
      <text:p text:style-name="P13"><text:span text:style-name="T13_1">The</text:span><text:span text:style-name="T13_2"><text:s/></text:span><text:span text:style-name="T13_3">map</text:span><text:span text:style-name="T13_4"><text:s/></text:span><text:span text:style-name="T13_5">maker</text:span><text:span text:style-name="T13_6"><text:s/></text:span><text:span text:style-name="T13_7">windows</text:span><text:span text:style-name="T13_8"><text:s/></text:span><text:span text:style-name="T13_9">application</text:span><text:span text:style-name="T13_10"><text:s/></text:span><text:span text:style-name="T13_11">uses</text:span><text:span text:style-name="T13_12"><text:s/></text:span><text:span text:style-name="T13_13">the</text:span><text:span text:style-name="T13_14"><text:s/></text:span><text:span text:style-name="T13_15">Qt</text:span><text:span text:style-name="T13_16"><text:s/></text:span><text:span text:style-name="T13_17">IDE</text:span><text:span text:style-name="T13_18"><text:s/></text:span><text:span text:style-name="T13_19">and</text:span><text:span text:style-name="T13_20"><text:s/></text:span><text:span text:style-name="T13_21">libraries</text:span><text:span text:style-name="T13_22">.<text:s/></text:span><text:span text:style-name="T13_23">You</text:span><text:span text:style-name="T13_24"><text:s/></text:span><text:span text:style-name="T13_25">can</text:span><text:span text:style-name="T13_26"><text:s/></text:span><text:span text:style-name="T13_27">find</text:span><text:span text:style-name="T13_28"><text:s/></text:span><text:span text:style-name="T13_29">the</text:span><text:span text:style-name="T13_30"><text:s/></text:span><text:span text:style-name="T13_31">download</text:span><text:span text:style-name="T13_32"><text:s/></text:span><text:span text:style-name="T13_33">for</text:span><text:span text:style-name="T13_34"><text:s/></text:span><text:span text:style-name="T13_35">Qt</text:span><text:span text:style-name="T13_36"><text:s/></text:span><text:span text:style-name="T13_37">at</text:span><text:span text:style-name="T13_38">:</text:span><text:span text:style-name="T13_39"><text:a xlink:type="simple" xlink:href="http://www.qt.io/"><text:span text:style-name="T13_40"><text:s/></text:span></text:a></text:span><text:span text:style-name="T13_41"><text:a xlink:type="simple" xlink:href="http://www.qt.io/"><text:span text:style-name="T13_42">http</text:span></text:a></text:span><text:span text:style-name="T13_43"><text:a xlink:type="simple" xlink:href="http://www.qt.io/"><text:span text:style-name="T13_44">://</text:span></text:a></text:span><text:span text:style-name="T13_45"><text:a xlink:type="simple" xlink:href="http://www.qt.io/"><text:span text:style-name="T13_46">www</text:span></text:a></text:span><text:span text:style-name="T13_47"><text:a xlink:type="simple" xlink:href="http://www.qt.io/"><text:span text:style-name="T13_48">.</text:span></text:a></text:span><text:span text:style-name="T13_49"><text:a xlink:type="simple" xlink:href="http://www.qt.io/"><text:span text:style-name="T13_50">qt</text:span></text:a></text:span><text:span text:style-name="T13_51"><text:a xlink:type="simple" xlink:href="http://www.qt.io/"><text:span text:style-name="T13_52">.</text:span></text:a></text:span><text:span text:style-name="T13_53"><text:a xlink:type="simple" xlink:href="http://www.qt.io/"><text:span text:style-name="T13_54">io</text:span></text:a></text:span><text:span text:style-name="T13_55"><text:a xlink:type="simple" xlink:href="http://www.qt.io/"><text:span text:style-name="T13_56">/</text:span></text:a></text:span><text:span text:style-name="T13_57"><text:s/>.<text:s/></text:span><text:span text:style-name="T13_58">The</text:span><text:span text:style-name="T13_59"><text:s/></text:span><text:span text:style-name="T13_60">application</text:span><text:span text:style-name="T13_61"><text:s/></text:span><text:span text:style-name="T13_62">currently</text:span><text:span text:style-name="T13_63"><text:s/></text:span><text:span text:style-name="T13_64">only</text:span><text:span text:style-name="T13_65"><text:s/></text:span><text:span text:style-name="T13_66">runs</text:span><text:span text:style-name="T13_67"><text:s/></text:span><text:span text:style-name="T13_68">on</text:span><text:span text:style-name="T13_69"><text:s/></text:span><text:span text:style-name="T13_70">Windows</text:span><text:span text:style-name="T13_71"><text:s/>7.<text:s/></text:span><text:span text:style-name="T13_72">To</text:span><text:span text:style-name="T13_73"><text:s/></text:span><text:span text:style-name="T13_74">run</text:span><text:span text:style-name="T13_75"><text:s/></text:span><text:span text:style-name="T13_76">the</text:span><text:span text:style-name="T13_77"><text:s/></text:span><text:span text:style-name="T13_78">application</text:span><text:span text:style-name="T13_79"><text:s/></text:span><text:span text:style-name="T13_80">all</text:span><text:span text:style-name="T13_81"><text:s/></text:span><text:span text:style-name="T13_82">you</text:span><text:span text:style-name="T13_83"><text:s/></text:span><text:span text:style-name="T13_84">do</text:span><text:span text:style-name="T13_85"><text:s/></text:span><text:span text:style-name="T13_86">is</text:span><text:span text:style-name="T13_87"><text:s/></text:span><text:span text:style-name="T13_88">run</text:span><text:span text:style-name="T13_89"><text:s/></text:span><text:span text:style-name="T13_90">the</text:span><text:span text:style-name="T13_91"><text:s/></text:span><text:span text:style-name="T13_92">exectuable</text:span><text:span text:style-name="T13_93"><text:s/></text:span><text:span text:style-name="T13_94">file</text:span><text:span text:style-name="T13_95"><text:s/></text:span><text:span text:style-name="T13_96">in</text:span><text:span text:style-name="T13_97"><text:s/></text:span><text:span text:style-name="T13_98">the</text:span><text:span text:style-name="T13_99"><text:s/></text:span><text:span text:style-name="T13_100">Map</text:span><text:span text:style-name="T13_101"><text:s/></text:span><text:span text:style-name="T13_102">Maker</text:span><text:span text:style-name="T13_103"><text:s/></text:span><text:span text:style-name="T13_104">folder</text:span><text:span text:style-name="T13_105">.<text:s/></text:span><text:span text:style-name="T13_106">Once</text:span><text:span text:style-name="T13_107"><text:s/></text:span><text:span text:style-name="T13_108">the</text:span><text:span text:style-name="T13_109"><text:s/></text:span><text:span text:style-name="T13_110">program</text:span><text:span text:style-name="T13_111"><text:s/></text:span><text:span text:style-name="T13_112">is</text:span><text:span text:style-name="T13_113"><text:s/></text:span><text:span text:style-name="T13_114">running</text:span><text:span text:style-name="T13_115"><text:s/></text:span><text:span text:style-name="T13_116">you</text:span><text:span text:style-name="T13_117"><text:s/></text:span><text:span text:style-name="T13_118">import</text:span><text:span text:style-name="T13_119"><text:s/></text:span><text:span text:style-name="T13_120">an</text:span><text:span text:style-name="T13_121"><text:s/></text:span><text:span text:style-name="T13_122">image</text:span><text:span text:style-name="T13_123"><text:s/></text:span><text:span text:style-name="T13_124">into</text:span><text:span text:style-name="T13_125"><text:s/></text:span><text:span text:style-name="T13_126">the</text:span><text:span text:style-name="T13_127"><text:s/></text:span><text:span text:style-name="T13_128">application</text:span><text:span text:style-name="T13_129"><text:s/></text:span><text:span text:style-name="T13_130">and</text:span><text:span text:style-name="T13_131"><text:s/></text:span><text:span text:style-name="T13_132">the</text:span><text:span text:style-name="T13_133"><text:s/></text:span><text:span text:style-name="T13_134">image</text:span><text:span text:style-name="T13_135"><text:s/></text:span><text:span text:style-name="T13_136">will</text:span><text:span text:style-name="T13_137"><text:s/></text:span><text:span text:style-name="T13_138">appear</text:span><text:span text:style-name="T13_139"><text:s/></text:span><text:span text:style-name="T13_140">in</text:span><text:span text:style-name="T13_141"><text:s/></text:span><text:span text:style-name="T13_142">the</text:span><text:span text:style-name="T13_143"><text:s/></text:span><text:span text:style-name="T13_144">window</text:span><text:span text:style-name="T13_145">.<text:s/></text:span><text:span text:style-name="T13_146">Once</text:span><text:span text:style-name="T13_147"><text:s/></text:span><text:span text:style-name="T13_148">the</text:span><text:span text:style-name="T13_149"><text:s/></text:span><text:span text:style-name="T13_150">image</text:span><text:span text:style-name="T13_151"><text:s/></text:span><text:span text:style-name="T13_152">is</text:span><text:span text:style-name="T13_153"><text:s/></text:span><text:span text:style-name="T13_154">imported</text:span><text:span text:style-name="T13_155">,<text:s/></text:span><text:span text:style-name="T13_156">start</text:span><text:span text:style-name="T13_157"><text:s/></text:span><text:span text:style-name="T13_158">clicking</text:span><text:span text:style-name="T13_159"><text:s/></text:span><text:span text:style-name="T13_160">on</text:span><text:span text:style-name="T13_161"><text:s/></text:span><text:span text:style-name="T13_162">classrooms</text:span><text:span text:style-name="T13_163"><text:s/></text:span><text:span text:style-name="T13_164">with</text:span><text:span text:style-name="T13_165"><text:s/></text:span><text:span text:style-name="T13_166">your</text:span><text:span text:style-name="T13_167"><text:s/></text:span><text:span text:style-name="T13_168">cursor</text:span><text:span text:style-name="T13_169">.<text:s/></text:span><text:span text:style-name="T13_170">Once</text:span><text:span text:style-name="T13_171"><text:s/></text:span><text:span text:style-name="T13_172">you</text:span><text:span text:style-name="T13_173"><text:s/></text:span><text:span text:style-name="T13_174">click</text:span><text:span text:style-name="T13_175"><text:s/></text:span><text:span text:style-name="T13_176">a</text:span><text:span text:style-name="T13_177"><text:s/></text:span><text:span text:style-name="T13_178">form</text:span><text:span text:style-name="T13_179"><text:s/></text:span><text:span text:style-name="T13_180">will</text:span><text:span text:style-name="T13_181"><text:s/></text:span><text:span text:style-name="T13_182">appear</text:span><text:span text:style-name="T13_183"><text:s/></text:span><text:span text:style-name="T13_184">to</text:span><text:span text:style-name="T13_185"><text:s/></text:span><text:span text:style-name="T13_186">fill</text:span><text:span text:style-name="T13_187"><text:s/></text:span><text:span text:style-name="T13_188">out</text:span><text:span text:style-name="T13_189"><text:s/></text:span><text:span text:style-name="T13_190">the</text:span><text:span text:style-name="T13_191"><text:s/></text:span><text:span text:style-name="T13_192">information</text:span><text:span text:style-name="T13_193"><text:s/></text:span><text:span text:style-name="T13_194">on</text:span><text:span text:style-name="T13_195"><text:s/></text:span><text:span text:style-name="T13_196">the</text:span><text:span text:style-name="T13_197"><text:s/></text:span><text:span text:style-name="T13_198">room</text:span><text:span text:style-name="T13_199"><text:s/></text:span><text:span text:style-name="T13_200">selected</text:span><text:span text:style-name="T13_201"><text:s/>(</text:span><text:span text:style-name="T13_202">ex</text:span><text:span text:style-name="T13_203">.<text:s/></text:span><text:span text:style-name="T13_204">Room</text:span><text:span text:style-name="T13_205"><text:s/></text:span><text:span text:style-name="T13_206">Number</text:span><text:span text:style-name="T13_207">,<text:s/></text:span><text:span text:style-name="T13_208">Floor</text:span><text:span text:style-name="T13_209">,<text:s/></text:span><text:span text:style-name="T13_210">Type</text:span><text:span text:style-name="T13_211"><text:s/></text:span><text:span text:style-name="T13_212">of</text:span><text:span text:style-name="T13_213"><text:s/></text:span><text:span text:style-name="T13_214">Room</text:span><text:span text:style-name="T13_215">).<text:s/></text:span><text:span text:style-name="T13_216">Once</text:span><text:span text:style-name="T13_217"><text:s/></text:span><text:span text:style-name="T13_218">submit</text:span><text:span text:style-name="T13_219"><text:s/></text:span><text:span text:style-name="T13_220">on</text:span><text:span text:style-name="T13_221"><text:s/></text:span><text:span text:style-name="T13_222">the</text:span><text:span text:style-name="T13_223"><text:s/></text:span><text:span text:style-name="T13_224">form</text:span><text:span text:style-name="T13_225"><text:s/></text:span><text:span text:style-name="T13_226">is</text:span><text:span text:style-name="T13_227"><text:s/></text:span><text:span text:style-name="T13_228">selected</text:span><text:span text:style-name="T13_229">,<text:s/></text:span><text:span text:style-name="T13_230">the</text:span><text:span text:style-name="T13_231"><text:s/></text:span><text:span text:style-name="T13_232">program</text:span><text:span text:style-name="T13_233"><text:s/></text:span><text:span text:style-name="T13_234">will</text:span><text:span text:style-name="T13_235"><text:s/></text:span><text:span text:style-name="T13_236">ask</text:span><text:span text:style-name="T13_237"><text:s/></text:span><text:span text:style-name="T13_238">you</text:span><text:span text:style-name="T13_239"><text:s/></text:span><text:span text:style-name="T13_240">to</text:span><text:span text:style-name="T13_241"><text:s/></text:span><text:span text:style-name="T13_242">save</text:span><text:span text:style-name="T13_243"><text:s/></text:span><text:span text:style-name="T13_244">the</text:span><text:span text:style-name="T13_245"><text:s/></text:span><text:span text:style-name="T13_246">file</text:span><text:span text:style-name="T13_247"><text:s/></text:span><text:span text:style-name="T13_248">to</text:span><text:span text:style-name="T13_249"><text:s/></text:span><text:span text:style-name="T13_250">a</text:span><text:span text:style-name="T13_251"><text:s/>.</text:span><text:span text:style-name="T13_252">csv</text:span><text:span text:style-name="T13_253"><text:s/></text:span><text:span text:style-name="T13_254">file</text:span><text:span text:style-name="T13_255">.<text:s/></text:span></text:p>
      <text:p text:style-name="P14"><text:span text:style-name="T14_1">Map</text:span><text:span text:style-name="T14_2"><text:s/></text:span><text:span text:style-name="T14_3">Maker</text:span><text:span text:style-name="T14_4"><text:s/></text:span><text:span text:style-name="T14_5">Application</text:span><text:span text:style-name="T14_6"><text:s/></text:span><text:span text:style-name="T14_7">improvements</text:span><text:span text:style-name="T14_8"><text:s/>:</text:span></text:p>
      <text:list text:style-name="LS1" xml:id="list0">
        <text:list-item>
          <text:p text:style-name="P15"><text:span text:style-name="T15_1">Improve</text:span><text:span text:style-name="T15_2"><text:s/></text:span><text:span text:style-name="T15_3">save</text:span><text:span text:style-name="T15_4"><text:s/></text:span><text:span text:style-name="T15_5">functionality</text:span></text:p>
          <text:list>
            <text:list-item>
              <text:p text:style-name="P16"><text:span text:style-name="T16_1">Currently</text:span><text:span text:style-name="T16_2"><text:s/></text:span><text:span text:style-name="T16_3">you</text:span><text:span text:style-name="T16_4"><text:s/></text:span><text:span text:style-name="T16_5">have</text:span><text:span text:style-name="T16_6"><text:s/></text:span><text:span text:style-name="T16_7">to</text:span><text:span text:style-name="T16_8"><text:s/></text:span><text:span text:style-name="T16_9">select</text:span><text:span text:style-name="T16_10"><text:s/></text:span><text:span text:style-name="T16_11">the</text:span><text:span text:style-name="T16_12"><text:s/></text:span><text:span text:style-name="T16_13">save</text:span><text:span text:style-name="T16_14"><text:s/></text:span><text:span text:style-name="T16_15">file</text:span><text:span text:style-name="T16_16"><text:s/></text:span><text:span text:style-name="T16_17">every</text:span><text:span text:style-name="T16_18"><text:s/></text:span><text:span text:style-name="T16_19">time</text:span><text:span text:style-name="T16_20">.<text:s/></text:span><text:span text:style-name="T16_21">Making</text:span><text:span text:style-name="T16_22"><text:s/></text:span><text:span text:style-name="T16_23">it</text:span><text:span text:style-name="T16_24"><text:s/></text:span><text:span text:style-name="T16_25">so</text:span><text:span text:style-name="T16_26"><text:s/></text:span><text:span text:style-name="T16_27">you</text:span><text:span text:style-name="T16_28"><text:s/></text:span><text:span text:style-name="T16_29">only</text:span><text:span text:style-name="T16_30"><text:s/></text:span><text:span text:style-name="T16_31">have</text:span><text:span text:style-name="T16_32"><text:s/></text:span><text:span text:style-name="T16_33">to</text:span><text:span text:style-name="T16_34"><text:s/></text:span><text:span text:style-name="T16_35">select</text:span><text:span text:style-name="T16_36"><text:s/></text:span><text:span text:style-name="T16_37">it</text:span><text:span text:style-name="T16_38"><text:s/></text:span><text:span text:style-name="T16_39">once</text:span><text:span text:style-name="T16_40"><text:s/></text:span><text:span text:style-name="T16_41">will</text:span><text:span text:style-name="T16_42"><text:s/></text:span><text:span text:style-name="T16_43">improve</text:span><text:span text:style-name="T16_44"><text:s/></text:span><text:span text:style-name="T16_45">the</text:span><text:span text:style-name="T16_46"><text:s/></text:span><text:span text:style-name="T16_47">application</text:span><text:span text:style-name="T16_48"><text:s/></text:span><text:span text:style-name="T16_49">and</text:span><text:span text:style-name="T16_50"><text:s/></text:span><text:span text:style-name="T16_51">decrease</text:span><text:span text:style-name="T16_52"><text:s/></text:span><text:span text:style-name="T16_53">work</text:span><text:span text:style-name="T16_54"><text:s/></text:span><text:span text:style-name="T16_55">time</text:span><text:span text:style-name="T16_56">.</text:span></text:p>
            </text:list-item>
          </text:list>
        </text:list-item>
        <text:list-item>
          <text:p text:style-name="P17"><text:span text:style-name="T17_1">Cleaner</text:span><text:span text:style-name="T17_2"><text:s/></text:span><text:span text:style-name="T17_3">secondary</text:span><text:span text:style-name="T17_4"><text:s/></text:span><text:span text:style-name="T17_5">form</text:span></text:p>
        </text:list-item>
        <text:list-item>
          <text:p text:style-name="P18"><text:span text:style-name="T18_1">Ability</text:span><text:span text:style-name="T18_2"><text:s/></text:span><text:span text:style-name="T18_3">to</text:span><text:span text:style-name="T18_4"><text:s/></text:span><text:span text:style-name="T18_5">accept</text:span><text:span text:style-name="T18_6"><text:s/></text:span><text:span text:style-name="T18_7">multiple</text:span><text:span text:style-name="T18_8"><text:s/></text:span><text:span text:style-name="T18_9">image</text:span><text:span text:style-name="T18_10"><text:s/></text:span><text:span text:style-name="T18_11">sizes</text:span></text:p>
          <text:list>
            <text:list-item>
              <text:p text:style-name="P19"><text:span text:style-name="T19_1">Currently</text:span><text:span text:style-name="T19_2"><text:s/></text:span><text:span text:style-name="T19_3">the</text:span><text:span text:style-name="T19_4"><text:s/></text:span><text:span text:style-name="T19_5">application</text:span><text:span text:style-name="T19_6"><text:s/></text:span><text:span text:style-name="T19_7">only</text:span><text:span text:style-name="T19_8"><text:s/></text:span><text:span text:style-name="T19_9">accepts</text:span><text:span text:style-name="T19_10"><text:s/>800</text:span><text:span text:style-name="T19_11">x</text:span><text:span text:style-name="T19_12">600<text:s/></text:span><text:span text:style-name="T19_13">images</text:span><text:span text:style-name="T19_14"><text:s/></text:span><text:span text:style-name="T19_15">but</text:span><text:span text:style-name="T19_16"><text:s/></text:span><text:span text:style-name="T19_17">if</text:span><text:span text:style-name="T19_18"><text:s/></text:span><text:span text:style-name="T19_19">the</text:span><text:span text:style-name="T19_20"><text:s/></text:span><text:span text:style-name="T19_21">image</text:span><text:span text:style-name="T19_22"><text:s/></text:span><text:span text:style-name="T19_23">size</text:span><text:span text:style-name="T19_24"><text:s/></text:span><text:span text:style-name="T19_25">changes</text:span><text:span text:style-name="T19_26"><text:s/></text:span><text:span text:style-name="T19_27">then</text:span><text:span text:style-name="T19_28"><text:s/></text:span><text:span text:style-name="T19_29">modifying</text:span><text:span text:style-name="T19_30"><text:s/></text:span><text:span text:style-name="T19_31">the</text:span><text:span text:style-name="T19_32"><text:s/></text:span><text:span text:style-name="T19_33">mouse</text:span><text:span text:style-name="T19_34"><text:s/></text:span><text:span text:style-name="T19_35">coordinates</text:span><text:span text:style-name="T19_36"><text:s/></text:span><text:span text:style-name="T19_37">for</text:span><text:span text:style-name="T19_38"><text:s/></text:span><text:span text:style-name="T19_39">the</text:span><text:span text:style-name="T19_40"><text:s/></text:span><text:span text:style-name="T19_41">Android</text:span><text:span text:style-name="T19_42"><text:s/></text:span><text:span text:style-name="T19_43">app</text:span><text:span text:style-name="T19_44"><text:s/></text:span><text:span text:style-name="T19_45">is</text:span><text:span text:style-name="T19_46"><text:s/></text:span><text:span text:style-name="T19_47">a</text:span><text:span text:style-name="T19_48"><text:s/></text:span><text:span text:style-name="T19_49">must</text:span><text:span text:style-name="T19_50">.</text:span></text:p>
            </text:list-item>
          </text:list>
        </text:list-item>
        <text:list-item>
          <text:p text:style-name="P20"><text:span text:style-name="T20_1">Cleaning</text:span><text:span text:style-name="T20_2"><text:s/></text:span><text:span text:style-name="T20_3">up</text:span><text:span text:style-name="T20_4"><text:s/></text:span><text:span text:style-name="T20_5">the</text:span><text:span text:style-name="T20_6"><text:s/></text:span><text:span text:style-name="T20_7">aesthetic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❖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